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c9f" officeooo:paragraph-rsid="001e6c9f"/>
    </style:style>
    <style:style style:name="P2" style:family="paragraph" style:parent-style-name="Standard">
      <style:text-properties fo:font-size="15pt" officeooo:rsid="001e6c9f" officeooo:paragraph-rsid="001e6c9f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 Ethics – lll ( Traits of work ethics )</text:p>
      <text:p text:style-name="P2"/>
      <text:p text:style-name="P2"><text:span text:style-name="T1">1. Attendance</text:span> : Be on time in company that show’s you are punctual person.</text:p>
      <text:p text:style-name="P2"><text:span text:style-name="T1">2. Character</text:span> : Display honesty and be responsible in company for any task.</text:p>
      <text:p text:style-name="P2"><text:span text:style-name="T1">3. Team-Work</text:span> : Team work is essential part of ethics, without team work can’t</text:p>
      <text:p text:style-name="P2"><text:s text:c="26"/>take good work result.</text:p>
      <text:p text:style-name="P2"><text:span text:style-name="T1">4. Appearance</text:span> : Always show’s good antiquates in company that show’s your</text:p>
      <text:p text:style-name="P2"><text:s text:c="25"/>appearance.</text:p>
      <text:p text:style-name="P2"><text:span text:style-name="T1">5. Attitude</text:span> : show good attitude in company.</text:p>
      <text:p text:style-name="P2"><text:span text:style-name="T1">6. Productivity</text:span> : Always productive for work in a company.</text:p>
      <text:p text:style-name="P2"><text:span text:style-name="T1">7. Organization</text:span> : Demonstrate flexibility in change.</text:p>
      <text:p text:style-name="P2"><text:span text:style-name="T1">8. communication</text:span> : have good communication skills.</text:p>
      <text:p text:style-name="P2"><text:span text:style-name="T1">9. co-operation</text:span> : good leadership skill also helping in cooperation with employees.</text:p>
      <text:p text:style-name="P2"><text:span text:style-name="T1">10. Respect</text:span> : Respecting all employees in company.</text:p>
      <text:p text:style-name="P2"><text:s text:c="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17:56:21.491377072</meta:creation-date>
    <dc:date>2023-02-07T18:08:00.688760997</dc:date>
    <meta:editing-duration>PT57S</meta:editing-duration>
    <meta:editing-cycles>1</meta:editing-cycles>
    <meta:document-statistic meta:table-count="0" meta:image-count="0" meta:object-count="0" meta:page-count="1" meta:paragraph-count="14" meta:word-count="119" meta:character-count="765" meta:non-whitespace-character-count="604"/>
    <meta:generator>LibreOffice/6.0.7.3$Linux_X86_64 LibreOffice_project/00m0$Build-3</meta:generator>
  </office:meta>
</office:document-meta>
</file>